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Überschrift2" style:master-page-name="MP0" style:family="paragraph">
      <style:paragraph-properties fo:break-before="page" fo:line-height="150%"/>
    </style:style>
    <style:style style:name="P2" style:parent-style-name="Überschrift1" style:family="paragraph">
      <style:paragraph-properties fo:margin-top="0in"/>
    </style:style>
    <style:style style:name="P3" style:parent-style-name="Standard" style:family="paragraph">
      <style:text-properties fo:font-weight="bold" style:font-weight-asian="bold"/>
    </style:style>
    <style:style style:name="T4" style:parent-style-name="Absatz-Standardschriftart" style:family="text">
      <style:text-properties fo:font-style="italic" style:font-style-asian="italic"/>
    </style:style>
    <style:style style:name="T5" style:parent-style-name="Absatz-Standardschriftart" style:family="text">
      <style:text-properties fo:font-style="italic" style:font-style-asian="italic"/>
    </style:style>
    <style:style style:name="P6" style:parent-style-name="Standard" style:family="paragraph">
      <style:text-properties fo:font-weight="bold" style:font-weight-asian="bold"/>
    </style:style>
    <style:style style:name="T7" style:parent-style-name="Absatz-Standardschriftart" style:family="text">
      <style:text-properties fo:font-style="italic" style:font-style-asian="italic"/>
    </style:style>
    <style:style style:name="T8" style:parent-style-name="Absatz-Standardschriftart" style:family="text">
      <style:text-properties fo:font-style="italic" style:font-style-asian="italic"/>
    </style:style>
    <style:style style:name="T9" style:parent-style-name="Absatz-Standardschriftart" style:family="text">
      <style:text-properties fo:font-weight="bold" style:font-weight-asian="bold"/>
    </style:style>
    <style:style style:name="T10" style:parent-style-name="Absatz-Standardschriftart" style:family="text">
      <style:text-properties fo:font-style="italic" style:font-style-asian="italic"/>
    </style:style>
    <style:style style:name="T11" style:parent-style-name="Absatz-Standardschriftart" style:family="text">
      <style:text-properties fo:font-style="italic" style:font-style-asian="italic"/>
    </style:style>
    <style:style style:name="T12" style:parent-style-name="Absatz-Standardschriftart" style:family="text">
      <style:text-properties fo:font-style="italic" style:font-style-asian="italic"/>
    </style:style>
    <style:style style:name="T13" style:parent-style-name="Absatz-Standardschriftart" style:family="text">
      <style:text-properties fo:font-style="italic" style:font-style-asian="italic"/>
    </style:style>
    <style:style style:name="T14" style:parent-style-name="Absatz-Standardschriftart" style:family="text">
      <style:text-properties fo:font-style="italic" style:font-style-asian="italic"/>
    </style:style>
    <style:style style:name="T15" style:parent-style-name="Absatz-Standardschriftart" style:family="text">
      <style:text-properties fo:font-style="italic" style:font-style-asian="italic"/>
    </style:style>
    <style:style style:name="T16" style:parent-style-name="Absatz-Standardschriftart" style:family="text">
      <style:text-properties fo:font-style="italic" style:font-style-asian="italic"/>
    </style:style>
    <style:style style:name="T17" style:parent-style-name="Absatz-Standardschriftart" style:family="text">
      <style:text-properties fo:font-weight="bold" style:font-weight-asian="bold"/>
    </style:style>
    <style:style style:name="P18" style:parent-style-name="Standard" style:family="paragraph"/>
    <style:style style:name="P19" style:parent-style-name="Standard" style:family="paragraph"/>
    <style:style style:name="T20" style:parent-style-name="Absatz-Standardschriftart" style:family="text">
      <style:text-properties style:font-name="Wingdings" style:font-name-asian="Wingdings" style:font-name-complex="Wingdings"/>
    </style:style>
    <style:style style:name="P21" style:parent-style-name="Standard" style:family="paragraph">
      <style:paragraph-properties fo:margin-top="0.1666in"/>
      <style:text-properties fo:font-weight="bold" style:font-weight-asian="bold"/>
    </style:style>
    <style:style style:name="P22" style:parent-style-name="Standard" style:family="paragraph">
      <style:paragraph-properties fo:text-indent="0.25in"/>
      <style:text-properties fo:font-weight="bold" style:font-weight-asian="bold"/>
    </style:style>
    <style:style style:name="P23" style:parent-style-name="Standard" style:family="paragraph"/>
    <style:style style:name="T24" style:parent-style-name="Absatz-Standardschriftart" style:family="text">
      <style:text-properties fo:font-style="italic" style:font-style-asian="italic"/>
    </style:style>
    <style:style style:name="T25" style:parent-style-name="Absatz-Standardschriftart" style:family="text">
      <style:text-properties fo:font-style="italic" style:font-style-asian="italic"/>
    </style:style>
    <style:style style:name="T26" style:parent-style-name="Absatz-Standardschriftart" style:family="text">
      <style:text-properties fo:font-style="italic" style:font-style-asian="italic"/>
    </style:style>
    <style:style style:name="P27" style:parent-style-name="Standard" style:family="paragraph"/>
    <style:style style:name="T28" style:parent-style-name="Absatz-Standardschriftart" style:family="text">
      <style:text-properties fo:font-weight="bold" style:font-weight-asian="bold"/>
    </style:style>
    <style:style style:name="T29" style:parent-style-name="Absatz-Standardschriftart" style:family="text">
      <style:text-properties fo:font-weight="bold" style:font-weight-asian="bold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Standard" style:family="paragraph"/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P38" style:parent-style-name="Standard" style:family="paragraph"/>
    <style:style style:name="T39" style:parent-style-name="Absatz-Standardschriftart" style:family="text">
      <style:text-properties fo:font-weight="bold" style:font-weight-asian="bold"/>
    </style:style>
    <style:style style:name="T40" style:parent-style-name="Absatz-Standardschriftart" style:family="text">
      <style:text-properties fo:font-weight="bold" style:font-weight-asian="bold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P44" style:parent-style-name="Standard" style:family="paragraph"/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P49" style:parent-style-name="Standard" style:family="paragraph"/>
    <style:style style:name="T50" style:parent-style-name="Absatz-Standardschriftart" style:family="text">
      <style:text-properties fo:font-weight="bold" style:font-weight-asian="bold"/>
    </style:style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3" style:parent-style-name="Standard" style:family="paragraph"/>
  </office:automatic-styles>
  <office:body>
    <office:text text:use-soft-page-breaks="true">
      <text:h text:style-name="P1" text:outline-level="2"><text:bookmark-start text:name="_GoBack"/><text:bookmark-end text:name="_GoBack"/>Women Techmakers Hamburg – HTML &amp; CSS</text:h>
      <text:h text:style-name="P2" text:outline-level="1">Group<text:s/>3<text:s/>–<text:s/>events.html</text:h>
      <text:p text:style-name="Standard"/>
      <text:p text:style-name="P3">Your task</text:p>
      <text:p text:style-name="Standard">Develop the <text:s/><text:span text:style-name="T4">events</text:span><text:span text:style-name="T5">.html</text:span><text:s/>page for our<text:s/>WTM website in your group.<text:s/>The result should look something like this:</text:p>
      <text:p text:style-name="Standard">[Insert<text:s/>result.html<text:s/>Screenshot here]</text:p>
      <text:p text:style-name="Standard"/>
      <text:p text:style-name="P6">Cheat sheet</text:p>
      <text:p text:style-name="Standard">You should use the<text:s/><text:a xlink:href="http://www.responsivegridsystem.com/" office:target-frame-name="_top" xlink:show="replace"><text:span text:style-name="Hyperlink">Responsive Grid System</text:span></text:a><text:s/>CSS classes for layouting.<text:s/></text:p>
      <text:p text:style-name="Standard">Use<text:s/>the CSS classes<text:s/>„<text:span text:style-name="T7">section group</text:span><text:span text:style-name="T8">“<text:s/></text:span>for dividing your document into<text:s/><text:span text:style-name="T9">sections</text:span><text:s/>(horizontally) and<text:s/><text:span text:style-name="T10"><text:s/></text:span><text:span text:style-name="T11"><text:s text:c="5"/>„col span_</text:span><text:span text:style-name="T12">X</text:span><text:span text:style-name="T13">_of_</text:span><text:span text:style-name="T14">Y</text:span><text:span text:style-name="T15">"</text:span><text:span text:style-name="T16"><text:s/></text:span>for<text:s/><text:span text:style-name="T17">columns</text:span><text:s/>(vertically). Replace <text:s/>Y with the total number of columns you want to use for your layout and X with the amount of columns your element should take up.<text:s/>You can use these classes on &lt;div&gt;, &lt;article&gt; and other HTML elements.</text:p>
      <text:p text:style-name="Standard">If you can’t remember all the HTML and CSS we’re asking you to use, don’t hesitate to have a look at the cheat sheets:<text:s/></text:p>
      <text:list text:style-name="LFO3" text:continue-numbering="true">
        <text:list-item>
          <text:p text:style-name="P18"><text:a xlink:href="https://www.bluehost.com/blog/website-design/html-css-cheat-sheet-infographic-4181/" office:target-frame-name="_top" xlink:show="replace"><text:span text:style-name="Hyperlink">HTML &amp; CSS cheat sheet</text:span></text:a></text:p>
        </text:list-item>
        <text:list-item>
          <text:p text:style-name="P19"><text:a xlink:href="http://www.studyweb.com/wp-content/uploads/html5_cheat_sheet_tags.png" office:target-frame-name="_top" xlink:show="replace"><text:span text:style-name="Hyperlink">HTML</text:span><text:span text:style-name="Hyperlink">5</text:span><text:span text:style-name="Hyperlink"><text:s/>tags cheat sheet</text:span></text:a><text:s/></text:p>
        </text:list-item>
      </text:list>
      <text:p text:style-name="Standard">Ask your mentors for help if you’re stuck or confused!<text:s/><text:span text:style-name="T20"></text:span></text:p>
      <text:p text:style-name="P21">Steps to get it done</text:p>
      <text:p text:style-name="P22">HTML</text:p>
      <text:list text:style-name="LFO2" text:continue-numbering="true">
        <text:list-item>
          <text:p text:style-name="P23">Copy the contents of<text:s/><text:span text:style-name="T24">index.html</text:span><text:s/>and rename it to<text:s/><text:span text:style-name="T25">events</text:span><text:span text:style-name="T26">.html</text:span>. Keep the file in the same folder.</text:p>
        </text:list-item>
        <text:list-item>
          <text:p text:style-name="P27">Inside the &lt;main&gt;&lt;section&gt;<text:s/>of your HTML<text:s/>document add a<text:s/><text:span text:style-name="T28">section</text:span><text:span text:style-name="T29"><text:s/>container<text:s/></text:span>for displaying the headline.<text:s/>Your page’s topic should go inside an &lt;h2&gt; tag.<text:s/>Add an<text:s/><text:span text:style-name="T30">image</text:span><text:s/>of one of our past meetups inside the headline section.</text:p>
        </text:list-item>
        <text:list-item>
          <text:p text:style-name="P31">Add a new<text:s/><text:span text:style-name="T32">section</text:span><text:span text:style-name="T33"><text:s/>container</text:span><text:s/>below the headline container. This container will hold the main content of<text:s/>your<text:s/>page inside<text:s/><text:span text:style-name="T34">2</text:span><text:span text:style-name="T35"><text:s/></text:span><text:span text:style-name="T36">columns</text:span>.<text:s/>Each of those columns should be made up<text:s/>of<text:s/>an<text:s/><text:span text:style-name="T37">article</text:span>.<text:s/></text:p>
        </text:list-item>
        <text:list-item>
          <text:p text:style-name="P38">Add a<text:s/><text:span text:style-name="T39">heading</text:span><text:s/>inside each oft he articles using the &lt;h3&gt; tag.<text:s/>The articles‘ headings<text:s/>should be:<text:s/><text:span text:style-name="T40">Meetup<text:s/></text:span>and<text:span text:style-name="T41"><text:s/></text:span><text:span text:style-name="T42">General Structure</text:span><text:span text:style-name="T43">.</text:span></text:p>
        </text:list-item>
        <text:list-item>
          <text:p text:style-name="P44">Place a<text:s/><text:span text:style-name="T45">link</text:span><text:s/>inside the first article<text:s/>(below the heading). The link should take you directly to our meetup.com group and open in a<text:s/><text:span text:style-name="T46">new tab.</text:span><text:span text:style-name="T47"><text:s/></text:span>Don’t forget to give a<text:s/><text:span text:style-name="T48">title</text:span><text:s/>to your link!</text:p>
        </text:list-item>
        <text:list-item>
          <text:p text:style-name="P49">Place a<text:s/><text:span text:style-name="T50">text paragraph</text:span><text:s/>inside the second article (below the heading).<text:s text:c="2"/>If you can’t think of a good text to add inside the paragraph, just use this<text:s/><text:a xlink:href="http://www.loremipsum.de/" office:target-frame-name="_top" xlink:show="replace"><text:span text:style-name="Hyperlink">online random text generator</text:span></text:a>.</text:p>
        </text:list-item>
      </text:list>
      <text:p text:style-name="P51"/>
      <text:p text:style-name="P52">CSS</text:p>
      <text:list text:style-name="LFO4" text:continue-numbering="true">
        <text:list-item>
          <text:p text:style-name="P53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paragraph-properties fo:margin-bottom="0.0833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ie</meta:initial-creator>
    <dc:creator>Stefanie</dc:creator>
    <meta:creation-date>2016-03-19T13:17:00Z</meta:creation-date>
    <dc:date>2016-03-19T13:17:00Z</dc:date>
    <meta:template xlink:href="Normal.dotm" xlink:type="simple"/>
    <meta:editing-cycles>3</meta:editing-cycles>
    <meta:editing-duration>PT0S</meta:editing-duration>
    <meta:document-statistic meta:page-count="1" meta:paragraph-count="4" meta:word-count="299" meta:character-count="2181" meta:row-count="15" meta:non-whitespace-character-count="1886"/>
  </office:meta>
</office:document-meta>
</file>